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Nafn</text:p>
          </table:table-cell>
          <table:table-cell office:value-type="string">
            <text:p>Steinn Guðmundsson</text:p>
          </table:table-cell>
          <table:table-cell table:number-columns-repeated="2"/>
          <table:table-cell office:value-type="string">
            <text:p>email</text:p>
          </table:table-cell>
          <table:table-cell office:value-type="string">
            <text:p>steinng@hi.i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4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C6:.I6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/>
          <table:table-cell table:formula="of:=SUM([.C7:.I7])" office:value-type="float" office:value="4.5">
            <text:p>4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8:.I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9:.I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10:.I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6:.J11])" office:value-type="float" office:value="6.5">
            <text:p>6,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5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16:.I1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17:.I1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18:.I1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19:.I1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20:.I2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16:.J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6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26:.I2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27:.I2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29:.I2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30:.I3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26:.J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7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36:.I3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37:.I3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38:.I3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39:.I3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40:.I4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41:.I4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36:.J41])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Samantek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nnsóknir</text:p>
          </table:table-cell>
          <table:table-cell/>
          <table:table-cell table:formula="of:=[.J6]+[.J16]+[.J26]+[.J36]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öfulýsing</text:p>
          </table:table-cell>
          <table:table-cell/>
          <table:table-cell table:formula="of:=[.J7]+[.J17]+[.J27]+[.J37]" office:value-type="float" office:value="4.5">
            <text:p>4,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önnun</text:p>
          </table:table-cell>
          <table:table-cell/>
          <table:table-cell table:formula="of:=[.J8]+[.J18]+[.J28]+[.J38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orritun</text:p>
          </table:table-cell>
          <table:table-cell/>
          <table:table-cell table:formula="of:=[.J9]+[.J19]+[.J29]+[.J39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ófanir</text:p>
          </table:table-cell>
          <table:table-cell/>
          <table:table-cell table:formula="of:=[.J10]+[.J20]+[.J30]+[.J40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Tími alls</text:p>
          </table:table-cell>
          <table:table-cell/>
          <table:table-cell table:style-name="ce4" table:formula="of:=SUM([.D47:.D52])" office:value-type="float" office:value="6.5">
            <text:p>6,5</text:p>
          </table:table-cell>
          <table:table-cell table:number-columns-repeated="1020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22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teinn Guðmundsson</meta:initial-creator>
    <dc:creator>Finnur Jónasson</dc:creator>
    <meta:creation-date>2013-01-24T11:35:28Z</meta:creation-date>
    <dc:date>2013-01-30T22:54:29.75</dc:date>
    <meta:editing-duration>PT00H01M36S</meta:editing-duration>
    <meta:editing-cycles>3</meta:editing-cycles>
    <meta:document-statistic meta:table-count="3" meta:cell-count="138" meta:object-count="0"/>
  </office:meta>
</office:document-meta>
</file>